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84mm"/>
    </style:style>
    <style:style style:name="co2" style:family="table-column">
      <style:table-column-properties fo:break-before="auto" style:column-width="106.01mm"/>
    </style:style>
    <style:style style:name="co3" style:family="table-column">
      <style:table-column-properties fo:break-before="auto" style:column-width="122.36mm"/>
    </style:style>
    <style:style style:name="co4" style:family="table-column">
      <style:table-column-properties fo:break-before="auto" style:column-width="83.13mm"/>
    </style:style>
    <style:style style:name="co5" style:family="table-column">
      <style:table-column-properties fo:break-before="auto" style:column-width="105.11mm"/>
    </style:style>
    <style:style style:name="co6" style:family="table-column">
      <style:table-column-properties fo:break-before="auto" style:column-width="94.58mm"/>
    </style:style>
    <style:style style:name="co7" style:family="table-column">
      <style:table-column-properties fo:break-before="auto" style:column-width="115.82mm"/>
    </style:style>
    <style:style style:name="co8" style:family="table-column">
      <style:table-column-properties fo:break-before="auto" style:column-width="79.32mm"/>
    </style:style>
    <style:style style:name="co9" style:family="table-column">
      <style:table-column-properties fo:break-before="auto" style:column-width="77.96mm"/>
    </style:style>
    <style:style style:name="co10" style:family="table-column">
      <style:table-column-properties fo:break-before="auto" style:column-width="113.6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55.8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Задача </text:p>
            <text:p>(что я увидел, что было надо сделать)</text:p>
          </table:table-cell>
          <table:table-cell table:style-name="ce1" office:value-type="string" calcext:value-type="string">
            <text:p>Сколько ты думал это займёт?</text:p>
          </table:table-cell>
          <table:table-cell table:style-name="ce1" office:value-type="string" calcext:value-type="string">
            <text:p>Сколько это заняло?</text:p>
          </table:table-cell>
          <table:table-cell table:style-name="ce1" office:value-type="string" calcext:value-type="string">
            <text:p>Коэффициент количества работы? </text:p>
            <text:p>(во сколько раз ты ошибся с оценкой затрат)</text:p>
          </table:table-cell>
          <table:table-cell table:style-name="ce1" office:value-type="string" calcext:value-type="string">
            <text:p>Сколько ты думал ты получишь?</text:p>
          </table:table-cell>
          <table:table-cell table:style-name="ce1" office:value-type="string" calcext:value-type="string">
            <text:p>Сколько ты получил?</text:p>
          </table:table-cell>
          <table:table-cell table:style-name="ce1" office:value-type="string" calcext:value-type="string">
            <text:p>Коэффициент доходов </text:p>
            <text:p>(во сколько раз ты ошибся в плане того сколько ты получишь)</text:p>
          </table:table-cell>
          <table:table-cell table:style-name="ce1" office:value-type="string" calcext:value-type="string">
            <text:p>Вред который ты ожидал</text:p>
          </table:table-cell>
          <table:table-cell table:style-name="ce1" office:value-type="string" calcext:value-type="string">
            <text:p>Вред, который был нанесён</text:p>
          </table:table-cell>
          <table:table-cell table:style-name="ce1" office:value-type="string" calcext:value-type="string">
            <text:p>Коэффициент погрешности оценки вреда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Каперома как синхронизатор трекингов</text:p>
          </table:table-cell>
          <table:table-cell office:value-type="string" calcext:value-type="string">
            <text:p>Дня 3</text:p>
          </table:table-cell>
          <table:table-cell office:value-type="string" calcext:value-type="string">
            <text:p>Недели три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Бля я думал все у кого есть джира начнут её юзать. </text:p>
            <text:p>И мне платить. Думал тыщи две хотя бы баксов в месяц будет</text:p>
          </table:table-cell>
          <table:table-cell office:value-type="string" calcext:value-type="string">
            <text:p>Ноль</text:p>
          </table:table-cell>
          <table:table-cell office:value-type="string" calcext:value-type="string">
            <text:p>бесконечность</text:p>
          </table:table-cell>
          <table:table-cell office:value-type="string" calcext:value-type="string">
            <text:p>думал мне навредит приватизация этой ниши.</text:p>
          </table:table-cell>
          <table:table-cell office:value-type="string" calcext:value-type="string">
            <text:p>пару багов которые исправил через 2 недели</text:p>
          </table:table-cell>
          <table:table-cell office:value-type="string" calcext:value-type="string">
            <text:p>Беск. / 2 недели = беск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Обьявление «делаю бизнес системы работающие как часы»</text:p>
          </table:table-cell>
          <table:table-cell office:value-type="string" calcext:value-type="string">
            <text:p>Думал за недели две точно будет заказ</text:p>
          </table:table-cell>
          <table:table-cell office:value-type="string" calcext:value-type="string">
            <text:p>Никто так и не позвонил (один пропущенный был но я не перезванивал)</text:p>
          </table:table-cell>
          <table:table-cell office:value-type="string" calcext:value-type="string">
            <text:p>бесконечность</text:p>
          </table:table-cell>
          <table:table-cell office:value-type="string" calcext:value-type="string">
            <text:p>Тысяч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есконечность</text:p>
          </table:table-cell>
          <table:table-cell office:value-type="string" calcext:value-type="string">
            <text:p>что у меня украдут мои идеи. </text:p>
            <text:p>И я потеряю кучу бабла и времени</text:p>
          </table:table-cell>
          <table:table-cell office:value-type="string" calcext:value-type="string">
            <text:p>не скажу что я прям нанёс вред. Или мне нанесли.</text:p>
            <text:p>Клиентов ж не было. Ноль.</text:p>
          </table:table-cell>
          <table:table-cell office:value-type="string" calcext:value-type="string">
            <text:p>100 тыс / 0 = беск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Олька (секс с ней)</text:p>
          </table:table-cell>
          <table:table-cell office:value-type="string" calcext:value-type="string">
            <text:p>Не планировал вообще. </text:p>
            <text:p>Но я думал этого не будет никогда. </text:p>
            <text:p>Просто она мне нравилась.</text:p>
            <text:p>Бесконечность короче.</text:p>
          </table:table-cell>
          <table:table-cell office:value-type="string" calcext:value-type="string">
            <text:p>1 год</text:p>
          </table:table-cell>
          <table:table-cell office:value-type="string" calcext:value-type="string">
            <text:p>Бесконечность / 1 год = бесконечность.</text:p>
          </table:table-cell>
          <table:table-cell office:value-type="string" calcext:value-type="string">
            <text:p>разовый секс…</text:p>
          </table:table-cell>
          <table:table-cell office:value-type="string" calcext:value-type="string">
            <text:p>полтора года пялились раз в месяц. </text:p>
            <text:p>т. е. 15 дней по пару раз в день.</text:p>
            <text:p>Раз 30-40 если считать каждое совокупление как 1 раз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хм.</text:p>
            <text:p>Думал потеряю знания (скажем это 100%)</text:p>
          </table:table-cell>
          <table:table-cell office:value-type="string" calcext:value-type="string">
            <text:p>на деле я знания только отточил многие</text:p>
            <text:p>Другие она меня замотивировала восстанавливать</text:p>
            <text:p>т. е. Вред был отрицательным. -200. </text:p>
            <text:p>Я в 2 раза больше восстановил чем думал потеряю.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Отказ от сахара</text:p>
          </table:table-cell>
          <table:table-cell office:value-type="string" calcext:value-type="string">
            <text:p>Ноль. Отказался, перестал покупать и всё.</text:p>
          </table:table-cell>
          <table:table-cell office:value-type="string" calcext:value-type="string">
            <text:p>Бля. </text:p>
            <text:p>Я не знаю. </text:p>
            <text:p>Я ем его с некоторой периодичностью. </text:p>
            <text:p>Раз в месяц бросаю, раз в месяц ем снова.</text:p>
            <text:p>Проблема не уходит. </text:p>
            <text:p>Сколько бы я не жрал — сахар постоянно валяется по всем углам. </text:p>
            <text:p>Проблема ушла только когда я жил один </text:p>
            <text:p>(я тогда покупал мюсли и т. п. </text:p>
            <text:p>- и сахаро содержащих продуктов в доме вроде не было — </text:p>
            <text:p>хотя… были соки, был сыр). Короче проблема не уходит.</text:p>
          </table:table-cell>
          <table:table-cell office:value-type="string" calcext:value-type="string">
            <text:p>Бесконечность / 0 (индефинит форм)</text:p>
            <text:p>Надо переводить в 0/0 или беск./беск.</text:p>
            <text:p>Я хз. Не знаю.</text:p>
          </table:table-cell>
          <table:table-cell office:value-type="string" calcext:value-type="string">
            <text:p>думал здоровье получу. </text:p>
            <text:p>В 2 раза лучше жизнь станет.</text:p>
          </table:table-cell>
          <table:table-cell office:value-type="string" calcext:value-type="string">
            <text:p><text:s/>стал богом. Получил бесконечность.</text:p>
          </table:table-cell>
          <table:table-cell office:value-type="string" calcext:value-type="string">
            <text:p>Беск./2 = беск.</text:p>
          </table:table-cell>
          <table:table-cell office:value-type="string" calcext:value-type="string">
            <text:p>-2 <text:span text:style-name="T1">(</text:span>думал жизнь станет в 2 раза лучше, я не ожидал вреда<text:span text:style-name="T1">)</text:span></text:p>
          </table:table-cell>
          <table:table-cell office:value-type="string" calcext:value-type="string">
            <text:p>-50 (узнал много чего, отследил свои </text:p>
            <text:p>Возможности, увидел свои слабые места</text:p>
            <text:p>Куча всего)</text:p>
          </table:table-cell>
          <table:table-cell office:value-type="string" calcext:value-type="string">
            <text:p>-25 / -5 = 5. </text:p>
            <text:p>ха. ты в 5 раз недооцениваешь последствия вреда здоровью.</text:p>
            <text:p>С татухой тоже ошибся в 5 раз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Ботинки ессо.</text:p>
          </table:table-cell>
          <table:table-cell table:number-columns-repeated="2" office:value-type="string" calcext:value-type="string">
            <text:p>1-2 дня (пошёл купил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умал носиться будут на пол года-год дольше чем китайские.</text:p>
          </table:table-cell>
          <table:table-cell office:value-type="string" calcext:value-type="string">
            <text:p>ношу седьмой год и им хоть бы хны. </text:p>
            <text:p>Резина только протёрлась. </text:p>
            <text:p>И шов никак не могу зашить кусочек. </text:p>
            <text:p>А коже ничего. </text:p>
            <text:p>Думаю я в них до конца жизни проходить смогу если беречь.</text:p>
          </table:table-cell>
          <table:table-cell office:value-type="string" calcext:value-type="string">
            <text:p>+Беск / 1 год = +беск.</text:p>
          </table:table-cell>
          <table:table-cell office:value-type="string" calcext:value-type="string">
            <text:p>100 грн (аж). Типа «обоги, я трачу АЖ 100 баксов)</text:p>
          </table:table-cell>
          <table:table-cell office:value-type="string" calcext:value-type="string">
            <text:p>забыл о вопросе ботинок на 7 лет</text:p>
            <text:p>Или 8</text:p>
            <text:p>И узнал что бывает одежда на всю жизнь</text:p>
            <text:p>Даже такая стрессовая как обувь.</text:p>
            <text:p>Обьездил в них всю страну.</text:p>
            <text:p>И они ни разу не подвели.</text:p>
            <text:p>Лужи, болото, грязь, асфальт, боги где я в них </text:p>
            <text:p>Только не был. И я ни разу не вспомнил</text:p>
            <text:p>Что мол «о боги, мне ещё и ботинки надо».</text:p>
            <text:p>Оцениваю вред от их покукпи в -100 раз больше</text:p>
            <text:p>Чем потратил. т. е. -10000. и это очень скромно</text:p>
            <text:p>т. е. Я б за эти годы потратил 10тыс на этот</text:p>
            <text:p>Вопрос (и смежные с ним) если б я их </text:p>
            <text:p>Не купил</text:p>
          </table:table-cell>
          <table:table-cell office:value-type="string" calcext:value-type="string">
            <text:p>-100</text:p>
            <text:p>Супер</text:p>
            <text:p>Ты ошибаешься в -100 раз когда делаешь катастрофу из</text:p>
            <text:p>Покупки качественной (передовой) вещи.</text:p>
            <text:p>Которая раньше казалась тебе дорогой.</text:p>
            <text:p>Пример тот же клей. В балончике. </text:p>
            <text:p>Ты еле вырулил из мира в котором ты считал что 400грн - </text:p>
            <text:p>Это дорого. И т. д. </text:p>
            <text:p>И стрижки. Так как привык блин покупать говно на базаре за 30грн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1:56:23.363000000</meta:creation-date>
    <meta:generator>LibreOffice/6.2.3.2$Windows_x86 LibreOffice_project/aecc05fe267cc68dde00352a451aa867b3b546ac</meta:generator>
    <dc:date>2019-08-01T06:00:22.408000000</dc:date>
    <meta:editing-duration>PT4H3M54S</meta:editing-duration>
    <meta:editing-cycles>13</meta:editing-cycles>
    <meta:document-statistic meta:table-count="1" meta:cell-count="60" meta:object-count="0"/>
  </office:meta>
</office:document-meta>
</file>